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O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X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KE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R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K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R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K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N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string" calcext:value-type="string">
            <text:p>CN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M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U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R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R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Y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U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style-name="ce1" office:value-type="string" calcext:value-type="string">
            <text:p>DE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K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O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string" calcext:value-type="string">
            <text:p>DE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E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R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N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string" calcext:value-type="string">
            <text:p>AE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number-columns-repeated="2"/>
          <table:table-cell table:style-name="ce1" office:value-type="string" calcext:value-type="string">
            <text:p>SA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N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table:number-columns-repeated="2"/>
          <table:table-cell table:style-name="ce1" office:value-type="string" calcext:value-type="string">
            <text:p>SA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K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U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L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Z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Y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U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G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1982" calcext:value-type="float">
            <text:p>198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A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B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961" calcext:value-type="float">
            <text:p>196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994" calcext:value-type="float">
            <text:p>199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989" calcext:value-type="float">
            <text:p>1989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59" calcext:value-type="float">
            <text:p>195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G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m</text:p>
          </table:table-cell>
          <table:table-cell table:style-name="ce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R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A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X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L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string" calcext:value-type="string">
            <text:p>f</text:p>
          </table:table-cell>
          <table:table-cell table:style-name="ce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A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R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table:number-columns-repeated="2"/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table:number-columns-repeated="2"/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</text:p>
          </table:table-cell>
        </table:table-row>
        <table:table-row table:style-name="ro1" table:number-rows-repeated="89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3:46:05.133000000</meta:creation-date>
    <dc:date>2018-10-17T13:47:32.884000000</dc:date>
    <meta:editing-duration>PT1M30S</meta:editing-duration>
    <meta:editing-cycles>1</meta:editing-cycles>
    <meta:document-statistic meta:table-count="1" meta:cell-count="354" meta:object-count="0"/>
    <meta:generator>LibreOffice/5.4.1.2$Windows_x86 LibreOffice_project/ea7cb86e6eeb2bf3a5af73a8f7777ac570321527</meta:generator>
  </office:meta>
</office:document-meta>
</file>